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8a057" officeooo:paragraph-rsid="0008a057"/>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s metodologías de desarrollo de software son un conjunto de técnicas y métodos organizativos que se aplican para diseñar soluciones de software informático. El objetivo de las distintas metodologías es el de intentar organizar los equipos de trabajo para que estos desarrollen las funciones de un programa de la mejor manera posible.</text:p>
      <text:p text:style-name="P2">Cuando se trata de desarrollar productos o soluciones para un cliente o mercado concreto, es necesario tener en cuenta factores como los costes, la planificación, la dificultad, el equipo de trabajo disponible, los lenguajes utilizados, etc. Todos ellos se engloban en una metodología de desarrollo que permite organizar el trabajo de la forma más ordenada posible.</text:p>
      <text:p text:style-name="P2">El desarrollo de software puede ser un sector especialmente complejo, sobre todo cuando se trata de grandes aplicativos y equipos de trabajo. Ponerse a desarrollar un producto sin una metodología clara desembocará en un proceso aún más complejo, que conducirá a problemas, retrasos, errores y, en definitiva, un mal resultado final.</text:p>
      <text:h text:style-name="Heading_20_3" text:outline-level="3">Metodologías de desarrollo de software tradicionales</text:h>
      <text:list xml:id="list1251266605" text:style-name="L1">
        <text:list-item>
          <text:p text:style-name="P3"><text:span text:style-name="T1">Waterfall (cascada)</text:span>: es una metodología en la que las etapas se organizan de arriba a abajo, de ahí el nombre. Se desarrollan las diferentes funciones en etapas diferenciadas y obedeciendo un riguroso orden. Antes de cada etapa se debe revisar el producto para ver si está listo para pasar a la siguiente fase. Los requisitos y especificaciones iniciales no están predispuestos para cambiarse, por lo que no se pueden ver los resultados hasta que el proyecto ya esté bastante avanzado.</text:p>
        </text:list-item>
        <text:list-item>
          <text:p text:style-name="P3"><text:span text:style-name="T1">Prototipado</text:span>: se basa en la construcción de un prototipo de software que se construye rápidamente para que los usuarios puedan probarlo y aportar feedback. Así, se puede arreglar lo que está mal e incluir otros requerimientos que puedan surgir. Es un modelo iterativo que se basa en el método de prueba y error para comprender las especificidades del producto.</text:p>
        </text:list-item>
        <text:list-item>
          <text:p text:style-name="P3"><text:span text:style-name="T1">Espiral</text:span>: es una combinación de los dos modelos anteriores, que añade el concepto de análisis de riesgo. Se divide en cuatro etapas: planificación, análisis de riesgo, desarrollo de prototipo y evaluación del cliente. El nombre de esta metodología da nombre a su funcionamiento, ya que se van procesando las etapas en forma de espiral. Cuanto más cerca del centro se está, más avanzado está el proyecto.</text:p>
        </text:list-item>
        <text:list-item>
          <text:p text:style-name="P3"><text:span text:style-name="T1">Incremental:</text:span> en esta metodología de desarrollo de software se va construyendo el producto final de manera progresiva. En cada etapa incremental se agrega una nueva funcionalidad, lo que permite ver resultados de una forma más rápida en comparación con el modelo en cascada. El software se puede empezar a utilizar incluso antes de que se complete totalmente y, en general, es mucho más flexible que las demás metodologías.</text:p>
        </text:list-item>
        <text:list-item>
          <text:p text:style-name="P3"><text:span text:style-name="T1">Diseño rápido de aplicaciones (RAD)</text:span>: esta metodología permite desarrollar software de alta calidad en un corto periodo de tiempo. Los costes son mucho más altos y el desarrollo más flexible, aunque requiere una mayor intervención de los usuarios. Por otro lado, el código puede contener más errores, y sus funciones son limitadas debido al poco tiempo del que se dispone <text:soft-page-break/>para desarrollarlas. El objetivo es iterar el menor número posible de veces para conseguir una aplicación completa de forma rápida.</text:p>
        </text:list-item>
      </text:list>
      <text:h text:style-name="Heading_20_3" text:outline-level="3">Metodologías de desarrollo de software ágiles</text:h>
      <text:list xml:id="list3739365588" text:style-name="L2">
        <text:list-item>
          <text:p text:style-name="P4"><text:span text:style-name="T1">Kanban</text:span>: metodología de trabajo inventada por la empresa de automóviles Toyota. Consiste en dividir las tareas en porciones mínimas y organizarlas en un tablero de trabajo dividido en tareas pendientes, en curso y finalizadas. De esta forma, se crea un flujo de trabajo muy visual basado en tareas prioritarias e incrementando el valor del producto.</text:p>
        </text:list-item>
        <text:list-item>
          <text:p text:style-name="P4"><text:span text:style-name="T1">Scrum</text:span>: es también una metodología incremental que divide los requisitos y tareas de forma similar a Kanban. Se itera sobre bloques de tiempos cortos y fijos (entre dos y cuatro semanas) para conseguir un resultado completo en cada iteración. Las etapas son: planificación de la iteración (planning sprint), ejecución (sprint), reunión diaria (daily meeting) y demostración de resultados (sprint review). Cada iteración por estas etapas  se denomina también sprint. </text:p>
        </text:list-item>
        <text:list-item>
          <text:p text:style-name="P4"><text:span text:style-name="T1">Lean</text:span>: está configurado para que pequeños equipos de desarrollo muy capacitados elaboren cualquier tarea en poco tiempo. Los activos más importantes son las personas y su compromiso, relegando así a un segundo plano el tiempo y los costes. El aprendizaje, las reacciones rápidas y potenciar el equipo son fundamentales.</text:p>
        </text:list-item>
        <text:list-item>
          <text:p text:style-name="P4"><text:span text:style-name="T1">Programación extrema (XP)</text:span>: es una metodología de desarrollo de software basada en las relaciones interpersonales, que se consideran la clave del éxito. Su principal objetivo es crear un buen ambiente de trabajo en equipo y que haya un feedback constante del cliente. El trabajo se basa en 12 conceptos: diseño sencillo, testing, refactorización y codificación con estándares, propiedad colectiva del código, programación en parejas, integración continua, entregas semanales e integridad con el cliente, cliente in situ, entregas frecuentes y planificació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8a057" officeooo:paragraph-rsid="0008a05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Heber Esaú Hernández Ramírez<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12:06:32.421022952</meta:creation-date>
    <dc:date>2021-10-26T12:09:58.118239097</dc:date>
    <meta:editing-duration>PT3M28S</meta:editing-duration>
    <meta:editing-cycles>2</meta:editing-cycles>
    <meta:generator>LibreOffice/6.4.7.2$Linux_X86_64 LibreOffice_project/40$Build-2</meta:generator>
    <meta:document-statistic meta:table-count="0" meta:image-count="0" meta:object-count="0" meta:page-count="2" meta:paragraph-count="15" meta:word-count="791" meta:character-count="5026" meta:non-whitespace-character-count="4256"/>
  </office:meta>
</office:document-meta>
</file>